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alibri" style:font-name-asian="Yu Mincho" style:font-name-complex="Arial"/>
    </style:style>
    <style:style style:name="P2" style:parent-style-name="Standard" style:family="paragraph">
      <style:text-properties style:font-name="Calibri" style:font-name-asian="Yu Mincho" style:font-name-complex="Arial"/>
    </style:style>
    <style:style style:name="P3" style:parent-style-name="Standard" style:family="paragraph">
      <style:text-properties style:font-name="Calibri" style:font-name-asian="Yu Mincho" style:font-name-complex="Arial"/>
    </style:style>
    <style:style style:name="P4" style:parent-style-name="Standard" style:family="paragraph">
      <style:text-properties style:font-name="Calibri" style:font-name-asian="Yu Mincho" style:font-name-complex="Arial"/>
    </style:style>
    <style:style style:name="P5" style:parent-style-name="Standard" style:family="paragraph">
      <style:text-properties style:font-name="Calibri" style:font-name-asian="Yu Mincho" style:font-name-complex="Arial"/>
    </style:style>
    <style:style style:name="P6" style:parent-style-name="Standard" style:family="paragraph">
      <style:text-properties style:font-name="Calibri" style:font-name-asian="Yu Mincho" style:font-name-complex="Arial"/>
    </style:style>
    <style:style style:name="P7" style:parent-style-name="Standard" style:family="paragraph">
      <style:text-properties style:font-name="Calibri" style:font-name-asian="Yu Mincho" style:font-name-complex="Arial"/>
    </style:style>
    <style:style style:name="P8" style:parent-style-name="Standard" style:family="paragraph">
      <style:text-properties style:font-name="Calibri" style:font-name-asian="Yu Mincho" style:font-name-complex="Arial"/>
    </style:style>
    <style:style style:name="P9" style:parent-style-name="Standard" style:family="paragraph">
      <style:text-properties style:font-name="Calibri" style:font-name-asian="Yu Mincho" style:font-name-complex="Arial"/>
    </style:style>
    <style:style style:name="P10" style:parent-style-name="Standard" style:family="paragraph">
      <style:text-properties style:font-name="Calibri" style:font-name-asian="Yu Mincho" style:font-name-complex="Arial"/>
    </style:style>
    <style:style style:name="P11" style:parent-style-name="Standard" style:family="paragraph">
      <style:text-properties style:font-name="Calibri" style:font-name-asian="Yu Mincho" style:font-name-complex="Arial"/>
    </style:style>
    <style:style style:name="P12" style:parent-style-name="Standard" style:family="paragraph">
      <style:text-properties style:font-name="Calibri" style:font-name-asian="Yu Mincho" style:font-name-complex="Arial"/>
    </style:style>
    <style:style style:name="P13" style:parent-style-name="Standard" style:family="paragraph">
      <style:text-properties style:font-name="Calibri" style:font-name-asian="Yu Mincho" style:font-name-complex="Arial"/>
    </style:style>
    <style:style style:name="P14" style:parent-style-name="Standard" style:family="paragraph">
      <style:text-properties style:font-name="Calibri" style:font-name-asian="Yu Mincho" style:font-name-complex="Arial"/>
    </style:style>
    <style:style style:name="P15" style:parent-style-name="Standard" style:family="paragraph">
      <style:text-properties style:font-name="Calibri" style:font-name-asian="Yu Mincho" style:font-name-complex="Arial"/>
    </style:style>
    <style:style style:name="P16" style:parent-style-name="Standard" style:family="paragraph">
      <style:text-properties style:font-name="Calibri" style:font-name-asian="Yu Mincho" style:font-name-complex="Arial"/>
    </style:style>
    <style:style style:name="P17" style:parent-style-name="Standard" style:family="paragraph">
      <style:text-properties style:font-name="Calibri" style:font-name-asian="Yu Mincho" style:font-name-complex="Arial"/>
    </style:style>
    <style:style style:name="P18" style:parent-style-name="Standard" style:family="paragraph">
      <style:text-properties style:font-name="Calibri" style:font-name-asian="Yu Mincho" style:font-name-complex="Arial"/>
    </style:style>
    <style:style style:name="P19" style:parent-style-name="Standard" style:family="paragraph">
      <style:text-properties style:font-name="Calibri" style:font-name-asian="Yu Mincho" style:font-name-complex="Arial"/>
    </style:style>
    <style:style style:name="P20" style:parent-style-name="Standard" style:family="paragraph">
      <style:text-properties style:font-name="Calibri" style:font-name-asian="Yu Mincho" style:font-name-complex="Arial"/>
    </style:style>
    <style:style style:name="P21" style:parent-style-name="Standard" style:family="paragraph">
      <style:text-properties style:font-name="Calibri" style:font-name-asian="Yu Mincho" style:font-name-complex="Arial"/>
    </style:style>
    <style:style style:name="P22" style:parent-style-name="Standard" style:family="paragraph">
      <style:text-properties style:font-name="Calibri" style:font-name-asian="Yu Mincho" style:font-name-complex="Arial"/>
    </style:style>
    <style:style style:name="P23" style:parent-style-name="Standard" style:family="paragraph">
      <style:text-properties style:font-name="Calibri" style:font-name-asian="Yu Mincho" style:font-name-complex="Arial"/>
    </style:style>
    <style:style style:name="P24" style:parent-style-name="Standard" style:family="paragraph">
      <style:text-properties style:font-name="Calibri" style:font-name-asian="Yu Mincho" style:font-name-complex="Arial"/>
    </style:style>
    <style:style style:name="P25" style:parent-style-name="Standard" style:family="paragraph">
      <style:text-properties style:font-name="Calibri" style:font-name-asian="Yu Mincho" style:font-name-complex="Arial"/>
    </style:style>
    <style:style style:name="P26" style:parent-style-name="Standard" style:family="paragraph">
      <style:text-properties style:font-name="Calibri" style:font-name-asian="Yu Mincho" style:font-name-complex="Arial"/>
    </style:style>
    <style:style style:name="P27" style:parent-style-name="Standard" style:family="paragraph">
      <style:text-properties style:font-name="Calibri" style:font-name-asian="Yu Mincho" style:font-name-complex="Arial"/>
    </style:style>
    <style:style style:name="P28" style:parent-style-name="Standard" style:family="paragraph">
      <style:text-properties style:font-name="Calibri" style:font-name-asian="Yu Mincho" style:font-name-complex="Arial"/>
    </style:style>
    <style:style style:name="P29" style:parent-style-name="Standard" style:family="paragraph">
      <style:text-properties style:font-name="Calibri" style:font-name-asian="Yu Mincho" style:font-name-complex="Arial"/>
    </style:style>
    <style:style style:name="P30" style:parent-style-name="Standard" style:family="paragraph">
      <style:text-properties style:font-name="Calibri" style:font-name-asian="Yu Mincho" style:font-name-complex="Arial"/>
    </style:style>
    <style:style style:name="P31" style:parent-style-name="Standard" style:family="paragraph">
      <style:text-properties style:font-name="Calibri" style:font-name-asian="Yu Mincho" style:font-name-complex="Arial"/>
    </style:style>
    <style:style style:name="P32" style:parent-style-name="Standard" style:family="paragraph">
      <style:text-properties style:font-name="Calibri" style:font-name-asian="Yu Mincho" style:font-name-complex="Arial"/>
    </style:style>
    <style:style style:name="P33" style:parent-style-name="Standard" style:family="paragraph">
      <style:text-properties style:font-name="Calibri" style:font-name-asian="Yu Mincho" style:font-name-complex="Arial"/>
    </style:style>
    <style:style style:name="P34" style:parent-style-name="Standard" style:family="paragraph">
      <style:text-properties style:font-name="Calibri" style:font-name-asian="Yu Mincho" style:font-name-complex="Arial"/>
    </style:style>
    <style:style style:name="P35" style:parent-style-name="Standard" style:family="paragraph">
      <style:text-properties style:font-name="Calibri" style:font-name-asian="Yu Mincho" style:font-name-complex="Arial"/>
    </style:style>
    <style:style style:name="P36" style:parent-style-name="Standard" style:family="paragraph">
      <style:text-properties style:font-name="Calibri" style:font-name-asian="Yu Mincho" style:font-name-complex="Arial"/>
    </style:style>
    <style:style style:name="P37" style:parent-style-name="Standard" style:family="paragraph">
      <style:text-properties style:font-name="Calibri" style:font-name-asian="Yu Mincho" style:font-name-complex="Arial"/>
    </style:style>
    <style:style style:name="P38" style:parent-style-name="Standard" style:family="paragraph">
      <style:text-properties style:font-name="Calibri" style:font-name-asian="Yu Mincho" style:font-name-complex="Arial"/>
    </style:style>
    <style:style style:name="P39" style:parent-style-name="Standard" style:family="paragraph">
      <style:text-properties style:font-name="Calibri" style:font-name-asian="Yu Mincho" style:font-name-complex="Arial"/>
    </style:style>
    <style:style style:name="P40" style:parent-style-name="Standard" style:family="paragraph">
      <style:text-properties style:font-name="Calibri" style:font-name-asian="Yu Mincho" style:font-name-complex="Arial"/>
    </style:style>
    <style:style style:name="P41" style:parent-style-name="Standard" style:family="paragraph">
      <style:text-properties style:font-name="Calibri" style:font-name-asian="Yu Mincho" style:font-name-complex="Arial"/>
    </style:style>
    <style:style style:name="P42" style:parent-style-name="Standard" style:family="paragraph">
      <style:text-properties style:font-name="Calibri" style:font-name-asian="Yu Mincho" style:font-name-complex="Arial"/>
    </style:style>
    <style:style style:name="P43" style:parent-style-name="Standard" style:family="paragraph">
      <style:text-properties style:font-name="Calibri" style:font-name-asian="Yu Mincho" style:font-name-complex="Arial"/>
    </style:style>
    <style:style style:name="P44" style:parent-style-name="Standard" style:family="paragraph">
      <style:text-properties style:font-name="Calibri" style:font-name-asian="Yu Mincho" style:font-name-complex="Arial"/>
    </style:style>
    <style:style style:name="P45" style:parent-style-name="Standard" style:family="paragraph">
      <style:text-properties style:font-name="Calibri" style:font-name-asian="Yu Mincho" style:font-name-complex="Arial"/>
    </style:style>
    <style:style style:name="P46" style:parent-style-name="Standard" style:family="paragraph">
      <style:text-properties style:font-name="Calibri" style:font-name-asian="Yu Mincho" style:font-name-complex="Arial"/>
    </style:style>
    <style:style style:name="P47" style:parent-style-name="Standard" style:family="paragraph">
      <style:text-properties style:font-name="Calibri" style:font-name-asian="Yu Mincho" style:font-name-complex="Arial"/>
    </style:style>
    <style:style style:name="P48" style:parent-style-name="Standard" style:family="paragraph">
      <style:text-properties style:font-name="Calibri" style:font-name-asian="Yu Mincho" style:font-name-complex="Arial"/>
    </style:style>
    <style:style style:name="P49" style:parent-style-name="Standard" style:family="paragraph">
      <style:text-properties style:font-name="Calibri" style:font-name-asian="Yu Mincho" style:font-name-complex="Arial"/>
    </style:style>
    <style:style style:name="P50" style:parent-style-name="Standard" style:family="paragraph">
      <style:text-properties style:font-name="Calibri" style:font-name-asian="Yu Mincho" style:font-name-complex="Arial"/>
    </style:style>
    <style:style style:name="P51" style:parent-style-name="Standard" style:family="paragraph">
      <style:text-properties style:font-name="Calibri" style:font-name-asian="Yu Mincho" style:font-name-complex="Arial"/>
    </style:style>
    <style:style style:name="P52" style:parent-style-name="Standard" style:family="paragraph">
      <style:text-properties style:font-name="Calibri" style:font-name-asian="Yu Mincho" style:font-name-complex="Arial"/>
    </style:style>
    <style:style style:name="P53" style:parent-style-name="Standard" style:family="paragraph">
      <style:text-properties style:font-name="Calibri" style:font-name-asian="Yu Mincho" style:font-name-complex="Arial"/>
    </style:style>
    <style:style style:name="P54" style:parent-style-name="Standard" style:family="paragraph">
      <style:text-properties style:font-name="Calibri" style:font-name-asian="Yu Mincho" style:font-name-complex="Arial"/>
    </style:style>
    <style:style style:name="P55" style:parent-style-name="Standard" style:family="paragraph">
      <style:text-properties style:font-name="Calibri" style:font-name-asian="Yu Mincho" style:font-name-complex="Arial"/>
    </style:style>
    <style:style style:name="P56" style:parent-style-name="Standard" style:family="paragraph">
      <style:text-properties style:font-name="Calibri" style:font-name-asian="Yu Mincho" style:font-name-complex="Arial"/>
    </style:style>
    <style:style style:name="P57" style:parent-style-name="Standard" style:family="paragraph">
      <style:text-properties style:font-name="Calibri" style:font-name-asian="Yu Mincho" style:font-name-complex="Arial"/>
    </style:style>
    <style:style style:name="P58" style:parent-style-name="Standard" style:family="paragraph">
      <style:text-properties style:font-name="Calibri" style:font-name-asian="Yu Mincho" style:font-name-complex="Arial"/>
    </style:style>
    <style:style style:name="P59" style:parent-style-name="Standard" style:family="paragraph">
      <style:text-properties style:font-name="Calibri" style:font-name-asian="Yu Mincho" style:font-name-complex="Arial"/>
    </style:style>
    <style:style style:name="P60" style:parent-style-name="Standard" style:family="paragraph">
      <style:text-properties style:font-name="Calibri" style:font-name-asian="Yu Mincho" style:font-name-complex="Arial"/>
    </style:style>
    <style:style style:name="P61" style:parent-style-name="Standard" style:family="paragraph">
      <style:text-properties style:font-name="Calibri" style:font-name-asian="Yu Mincho" style:font-name-complex="Arial"/>
    </style:style>
    <style:style style:name="P62" style:parent-style-name="Standard" style:family="paragraph">
      <style:text-properties style:font-name="Calibri" style:font-name-asian="Yu Mincho" style:font-name-complex="Arial"/>
    </style:style>
  </office:automatic-styles>
  <office:body>
    <office:text text:use-soft-page-breaks="true">
      <text:p text:style-name="P1">soe5385@soe5385-OptiPlex-7050:~$ mysql -u root -p</text:p>
      <text:p text:style-name="P2">Enter password:</text:p>
      <text:p text:style-name="P3">Welcome to the MySQL monitor. <text:s/>Commands end with ; or \g.</text:p>
      <text:p text:style-name="P4">Your MySQL connection id is 4</text:p>
      <text:p text:style-name="P5">Server version: 5.7.27-0ubuntu0.18.04.1 (Ubuntu)</text:p>
      <text:p text:style-name="P6"/>
      <text:p text:style-name="P7">Copyright (c) 2000, 2019, Oracle and/or its affiliates. All rights reserved.</text:p>
      <text:p text:style-name="P8"/>
      <text:p text:style-name="P9">Oracle is a registered trademark of Oracle Corporation and/or its</text:p>
      <text:p text:style-name="P10">affiliates. Other names may be trademarks of their respective</text:p>
      <text:p text:style-name="P11">owners.</text:p>
      <text:p text:style-name="P12"/>
      <text:p text:style-name="P13">Type 'help;' or '\h' for help. Type '\c' to clear the current input statement.</text:p>
      <text:p text:style-name="P14"/>
      <text:p text:style-name="P15">mysql&gt; create database Facebook;</text:p>
      <text:p text:style-name="P16">Query OK, 1 row affected (0.00 sec)</text:p>
      <text:p text:style-name="P17"/>
      <text:p text:style-name="P18">mysql&gt; use Facebook;</text:p>
      <text:p text:style-name="P19">Database changed</text:p>
      <text:p text:style-name="P20">mysql&gt; create table Facebook_Records</text:p>
      <text:p text:style-name="P21"><text:s text:c="4"/>-&gt; (firstName varchar(30),</text:p>
      <text:p text:style-name="P22"><text:s text:c="4"/>-&gt; lastName varchar(30),</text:p>
      <text:p text:style-name="P23"><text:s text:c="4"/>-&gt; emailID varchar(40),</text:p>
      <text:p text:style-name="P24"><text:s text:c="4"/>-&gt; password varchar(30),</text:p>
      <text:p text:style-name="P25"><text:s text:c="4"/>-&gt; country varchar(30));</text:p>
      <text:p text:style-name="P26">Query OK, 0 rows affected (0.21 sec)</text:p>
      <text:p text:style-name="P27"/>
      <text:p text:style-name="P28">mysql&gt; insert into Facebook_Records</text:p>
      <text:p text:style-name="P29"><text:s text:c="4"/>-&gt; values("Purvika","Bajaj","purvika.bajaj@gmail.com","12345","India");</text:p>
      <text:p text:style-name="P30">Query OK, 1 row affected (0.44 sec)</text:p>
      <text:p text:style-name="P31"/>
      <text:p text:style-name="P32">mysql&gt; insert into Facebook_Records values("Shivani","Shedge","shivani.shedge@gmail.com","54321","India");</text:p>
      <text:p text:style-name="P33">Query OK, 1 row affected (0.04 sec)</text:p>
      <text:p text:style-name="P34"/>
      <text:p text:style-name="P35">mysql&gt; insert into Facebook_Records values("Mark","Vaz","mark.vaz@gmail.com","98765","United States");</text:p>
      <text:p text:style-name="P36">Query OK, 1 row affected (0.44 sec)</text:p>
      <text:p text:style-name="P37"/>
      <text:p text:style-name="P38">mysql&gt; insert into Facebook_Records values("Pooja","Shitole","pooja.shitole@gmail.com","56789","United Kingdom");</text:p>
      <text:p text:style-name="P39">Query OK, 1 row affected (0.43 sec)</text:p>
      <text:p text:style-name="P40"/>
      <text:p text:style-name="P41">mysql&gt; insert into Facebook_Records values("Vaishnavi","Yamgekar","vaishnavi.yamgekar@gmail.com","45678","Canada");</text:p>
      <text:p text:style-name="P42">Query OK, 1 row affected (0.44 sec)</text:p>
      <text:p text:style-name="P43"/>
      <text:p text:style-name="P44">mysql&gt; insert into Facebook_Records values("Shravani","Vidhate","shravani.vidhate@gmail.com","18976","Denmark");</text:p>
      <text:soft-page-break/>
      <text:p text:style-name="P45">Query OK, 1 row affected (0.42 sec)</text:p>
      <text:p text:style-name="P46"/>
      <text:p text:style-name="P47">mysql&gt; select * from Facebook_Records;</text:p>
      <text:p text:style-name="P48">+-----------+----------+------------------------------+----------+----------------+</text:p>
      <text:p text:style-name="P49">| firstName | lastName | emailID <text:s text:c="21"/>| password | country <text:s text:c="7"/>|</text:p>
      <text:p text:style-name="P50">+-----------+----------+------------------------------+----------+----------------+</text:p>
      <text:p text:style-name="P51">| Purvika <text:s text:c="2"/>| Bajaj <text:s text:c="3"/>| purvika.bajaj@gmail.com <text:s text:c="5"/>| 12345 <text:s text:c="3"/>| India <text:s text:c="9"/>|</text:p>
      <text:p text:style-name="P52">| Shivani <text:s text:c="2"/>| Shedge <text:s text:c="2"/>| shivani.shedge@gmail.com <text:s text:c="4"/>| 54321 <text:s text:c="3"/>| India <text:s text:c="9"/>|</text:p>
      <text:p text:style-name="P53">| Mark <text:s text:c="5"/>| Vaz <text:s text:c="5"/>| mark.vaz@gmail.com <text:s text:c="10"/>| 98765 <text:s text:c="3"/>| United States <text:s/>|</text:p>
      <text:p text:style-name="P54">| Pooja <text:s text:c="4"/>| Shitole <text:s/>| pooja.shitole@gmail.com <text:s text:c="5"/>| 56789 <text:s text:c="3"/>| United Kingdom |</text:p>
      <text:p text:style-name="P55">| Vaishnavi | Yamgekar | vaishnavi.yamgekar@gmail.com | 45678 <text:s text:c="3"/>| Canada <text:s text:c="8"/>|</text:p>
      <text:p text:style-name="P56">| Shravani <text:s/>| Vidhate <text:s/>| shravani.vidhate@gmail.com <text:s text:c="2"/>| 18976 <text:s text:c="3"/>| Denmark <text:s text:c="7"/>|</text:p>
      <text:p text:style-name="P57">+-----------+----------+------------------------------+----------+----------------+</text:p>
      <text:p text:style-name="P58">6 rows in set (0.00 sec)</text:p>
      <text:p text:style-name="P59"/>
      <text:p text:style-name="P60"/>
      <text:p text:style-name="P61"/>
      <text:p text:style-name="P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urvika Bajaj</dc:creator>
    <meta:creation-date>2019-10-03T12:15:00Z</meta:creation-date>
    <dc:date>2019-10-03T12:15:00Z</dc:date>
    <meta:template xlink:href="Normal.dotm" xlink:type="simple"/>
    <meta:editing-cycles>3</meta:editing-cycles>
    <meta:editing-duration>PT0S</meta:editing-duration>
    <meta:document-statistic meta:page-count="1" meta:paragraph-count="5" meta:word-count="391" meta:character-count="2618" meta:row-count="18" meta:non-whitespace-character-count="2232"/>
  </office:meta>
</office:document-meta>
</file>